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ext:p>
      <text:p text:style-name="Standard"></text:p>
      <text:p text:style-name="Standard">The operations on data structures (insertion, deletion, search) have worst-case and average-case time complexity which can become very different on large amounts of data. We can use randomised algorithms for these operations to provide a high probability that these operations run close to the average-case time complexity.</text:p>
      <text:p text:style-name="Standard"></text:p>
      <text:p text:style-name="Standard">This report describes an implementation of add, find and delete for skip lists, randomised binary search trees and bloom filters. The ideal time complexity for skip lists and RBST is O(logn), whereas bloom filters run in O(1). The bloom filter implementation allows for false positives and due to the delete operations, also for false negatives. Nevertheless, delete is not a common operation in a bloom filter, which is used for storing data that does not need to change, e.g. records, a dictionary.</text:p>
      <text:p text:style-name="Standard"></text:p>
      <text:p text:style-name="P1">Skip list</text:p>
      <text:p text:style-name="P2">The skip list is an improved ordered linked list, which adds more levels to the nodes to provide a way of avoiding unnecessary comparisons when it is searched or changed, similar to a binary search tree. <text:s text:c="2"/></text:p>
      <text:p text:style-name="Standard"></text:p>
      <text:p text:style-name="P1">RBST</text:p>
      <text:p text:style-name="Standard"></text:p>
      <text:p text:style-name="P1">Bloom filter</text:p>
      <text:list xml:id="list1938211525" text:style-name="L1">
        <text:list-item>
          <text:p text:style-name="P3">compare the optimal no of hash functions with the required number of elements and the actual no of hash f</text:p>
        </text:list-item>
      </text:list>
      <text:p text:style-name="Standard"/>
      <text:p text:style-name="P1">Addition</text:p>
      <text:p text:style-name="P2">The addition counter for the RBST and skip list should ideally be logarithmic. The graph below indicates this trend. The complexity for the skip list is higher than RBST because of the limited maximum number of levels. The bloom filter has O(1) insertion complexity, but the mean execution time depends on the number being inserted.</text:p>
      <text:p text:style-name="P1"/>
      <text:p text:style-name="P1">Search</text:p>
      <text:p text:style-name="P2">The find function counter for the RBST and skip list should ideally be logarithmic. The graph below estimates a logarithmic trend. </text:p>
      <text:p text:style-name="P2"/>
      <text:p text:style-name="P1">Dele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rina-Iuliana Dumitrescu</meta:initial-creator>
    <meta:creation-date>2013-02-17T15:15:25</meta:creation-date>
    <dc:date>2013-02-17T15:53:20</dc:date>
    <dc:creator>Irina-Iuliana Dumitrescu</dc:creator>
    <meta:editing-duration>PT34M9S</meta:editing-duration>
    <meta:editing-cycles>15</meta:editing-cycles>
    <meta:generator>LibreOffice/3.5$Linux_X86_64 LibreOffice_project/350m1$Build-2</meta:generator>
    <meta:document-statistic meta:table-count="0" meta:image-count="0" meta:object-count="0" meta:page-count="1" meta:paragraph-count="18" meta:word-count="271" meta:character-count="1667" meta:non-whitespace-character-count="1396"/>
  </office:meta>
</office:document-meta>
</file>